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Introduction à la Cuisine Gastronomique</text:span></text:p>
      <text:p text:style-name="Text_20_body">La cuisine gastronomique est l'art de transformer des ingrédients de qualité en plats raffinés, en mettant l'accent sur la présentation, les saveurs et les techniques culinaires avancées. Elle est souvent associée à des restaurants haut de gamme et à des chefs renommés.</text:p>
      <text:p text:style-name="Text_20_body"><text:span text:style-name="Strong_20_Emphasis">Les Principes Fondamentaux de la Cuisine Gastronomique</text:span></text:p>
      <text:list xml:id="list3171170130977666504" text:style-name="L1">
        <text:list-item>
          <text:p text:style-name="P4"><text:span text:style-name="Strong_20_Emphasis">La Qualité des Ingrédients</text:span> : La base de la cuisine gastronomique repose sur l'utilisation de produits frais, locaux et de saison. </text:p>
        </text:list-item>
        <text:list-item>
          <text:p text:style-name="P4"><text:span text:style-name="Strong_20_Emphasis">L'Equilibre des Saveurs</text:span> : Chaque plat est conçu pour offrir une harmonie entre les différentes saveurs (sucré, salé, acide, amer et umami). </text:p>
        </text:list-item>
        <text:list-item>
          <text:p text:style-name="P4"><text:span text:style-name="Strong_20_Emphasis">La Présentation et l'Esthétique</text:span> : L'art de dresser une assiette avec élégance et précision. </text:p>
        </text:list-item>
        <text:list-item>
          <text:p text:style-name="P4"><text:span text:style-name="Strong_20_Emphasis">Les Techniques de Cuisson Maîtrisées</text:span> : Cuissons lentes, sous-vide, rôtissage, pochage, etc. </text:p>
        </text:list-item>
        <text:list-item>
          <text:p text:style-name="P1"><text:span text:style-name="Strong_20_Emphasis">L'Innovation et la Créativité</text:span> : Chaque chef gastronomique apporte sa touche personnelle en innovant avec les saveurs, les textures et les présentations. </text:p>
        </text:list-item>
      </text:list>
      <text:p text:style-name="Text_20_body"><text:span text:style-name="Strong_20_Emphasis">Les Différents Types de Cuisine Gastronomique</text:span></text:p>
      <text:list xml:id="list3134761579412166415" text:style-name="L2">
        <text:list-item>
          <text:p text:style-name="P5"><text:span text:style-name="Strong_20_Emphasis">Cuisine Française</text:span> : Bœuf bourguignon, foie gras, soufflé, sauce béarnaise. </text:p>
        </text:list-item>
        <text:list-item>
          <text:p text:style-name="P5"><text:span text:style-name="Strong_20_Emphasis">Cuisine Italienne</text:span> : Risotto aux truffes, carpaccio de bœuf, tiramisu. </text:p>
        </text:list-item>
        <text:list-item>
          <text:p text:style-name="P5"><text:span text:style-name="Strong_20_Emphasis">Cuisine Japonaise</text:span> : Sushi gastronomique, tempura de homard, wagyu. </text:p>
        </text:list-item>
        <text:list-item>
          <text:p text:style-name="P2"><text:span text:style-name="Strong_20_Emphasis">Cuisine Fusion</text:span> : Combinaison de différentes influences culinaires pour créer des plats innovants. </text:p>
        </text:list-item>
      </text:list>
      <text:p text:style-name="Text_20_body"><text:span text:style-name="Strong_20_Emphasis">Les Accompagnements en Cuisine Gastronomique</text:span></text:p>
      <text:list xml:id="list5085954239486510148" text:style-name="L3">
        <text:list-item>
          <text:p text:style-name="P6"><text:span text:style-name="Strong_20_Emphasis">Les Sauces et Réductions</text:span> : Base essentielle pour sublimer les plats (sauce vin rouge, sauce beurre blanc, bisque de homard). </text:p>
        </text:list-item>
        <text:list-item>
          <text:p text:style-name="P6"><text:span text:style-name="Strong_20_Emphasis">Les Garnitures Raffinées</text:span> : Purées parfumées, légumes glacés, mousselines légères. </text:p>
        </text:list-item>
        <text:list-item>
          <text:p text:style-name="P3"><text:span text:style-name="Strong_20_Emphasis">Les Assaisonnements et Herbes Aromatiques</text:span> : Fleur de sel, poivres rares, herbes fraîches, zestes d'agrumes. </text:p>
        </text:list-item>
      </text:list>
      <text:p text:style-name="Text_20_body"><text:span text:style-name="Strong_20_Emphasis">L'Expérience Gastronomique</text:span> Dîner dans un restaurant gastronomique est une expérience sensorielle où chaque détail compte : la décoration de la salle, le service attentionné, l'accord mets et vins, ainsi que la sélection des plats selon les saisons.</text:p>
      <text:p text:style-name="Text_20_body"><text:span text:style-name="Strong_20_Emphasis">Conclusion</text:span> La cuisine gastronomique est un art qui marie technique, esthétique et passion. Elle continue d'évoluer grâce aux chefs du monde entier qui repoussent sans cesse les limites de la création culinai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5S</meta:editing-duration>
    <meta:editing-cycles>3</meta:editing-cycles>
    <meta:generator>OpenOffice/4.1.15$Win32 OpenOffice.org_project/4115m2$Build-9813</meta:generator>
    <dc:date>2025-02-08T20:26:27.60</dc:date>
    <meta:document-statistic meta:table-count="0" meta:image-count="0" meta:object-count="0" meta:page-count="1" meta:paragraph-count="19" meta:word-count="324" meta:character-count="2159"/>
    <dc:creator>sullivan beauchet</dc:creator>
    <meta:user-defined meta:name="Info 1"/>
    <meta:user-defined meta:name="Info 2"/>
    <meta:user-defined meta:name="Info 3"/>
    <meta:user-defined meta:name="Info 4"/>
  </office:meta>
</office:document-meta>
</file>